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1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.95pt"/>
    </style:style>
    <style:style style:name="co4" style:family="table-column">
      <style:table-column-properties fo:break-before="auto" style:column-width="32.4pt"/>
    </style:style>
    <style:style style:name="co5" style:family="table-column">
      <style:table-column-properties fo:break-before="auto" style:column-width="142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Microsoft YaHei" style:font-name-complex="Mang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&lt;img src="image_01.jpg" alt="Weather Map" id="img" /&gt;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ul&gt;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to</text:p>
          </table:table-cell>
          <table:table-cell table:formula="of:=[.B3]+4" office:value-type="float" office:value="1884" calcext:value-type="float">
            <text:p>1884</text:p>
          </table:table-cell>
          <table:table-cell office:value-type="string" calcext:value-type="string">
            <text:p>&lt;/li&gt; </text:p>
          </table:table-cell>
          <table:table-cell office:value-type="string" calcext:value-type="string">
            <text:p>https://imgur.com/mOlnero</text:p>
          </table:table-cell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to</text:p>
          </table:table-cell>
          <table:table-cell table:formula="of:=[.B4]+4" office:value-type="float" office:value="1885" calcext:value-type="float">
            <text:p>1885</text:p>
          </table:table-cell>
          <table:table-cell office:value-type="string" calcext:value-type="string">
            <text:p>&lt;/li&gt; </text:p>
          </table:table-cell>
          <table:table-cell office:value-type="string" calcext:value-type="string">
            <text:p>https://imgur.com/ig6xziV</text:p>
          </table:table-cell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to</text:p>
          </table:table-cell>
          <table:table-cell table:formula="of:=[.B5]+4" office:value-type="float" office:value="1887" calcext:value-type="float">
            <text:p>1887</text:p>
          </table:table-cell>
          <table:table-cell office:value-type="string" calcext:value-type="string">
            <text:p>&lt;/li&gt; </text:p>
          </table:table-cell>
          <table:table-cell office:value-type="string" calcext:value-type="string">
            <text:p>https://imgur.com/qyqcTiW</text:p>
          </table:table-cell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to</text:p>
          </table:table-cell>
          <table:table-cell table:formula="of:=[.B6]+4" office:value-type="float" office:value="1889" calcext:value-type="float">
            <text:p>1889</text:p>
          </table:table-cell>
          <table:table-cell office:value-type="string" calcext:value-type="string">
            <text:p>&lt;/li&gt; </text:p>
          </table:table-cell>
          <table:table-cell office:value-type="string" calcext:value-type="string">
            <text:p>https://imgur.com/CPQiRkT</text:p>
          </table:table-cell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to</text:p>
          </table:table-cell>
          <table:table-cell table:formula="of:=[.B7]+4" office:value-type="float" office:value="1891" calcext:value-type="float">
            <text:p>1891</text:p>
          </table:table-cell>
          <table:table-cell office:value-type="string" calcext:value-type="string">
            <text:p>&lt;/li&gt; </text:p>
          </table:table-cell>
          <table:table-cell office:value-type="string" calcext:value-type="string">
            <text:p>https://imgur.com/Ld1d1MT</text:p>
          </table:table-cell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to</text:p>
          </table:table-cell>
          <table:table-cell table:formula="of:=[.B8]+4" office:value-type="float" office:value="1893" calcext:value-type="float">
            <text:p>1893</text:p>
          </table:table-cell>
          <table:table-cell office:value-type="string" calcext:value-type="string">
            <text:p>&lt;/li&gt; </text:p>
          </table:table-cell>
          <table:table-cell office:value-type="string" calcext:value-type="string">
            <text:p>https://imgur.com/yvhslFz</text:p>
          </table:table-cell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to</text:p>
          </table:table-cell>
          <table:table-cell table:formula="of:=[.B9]+4" office:value-type="float" office:value="1894" calcext:value-type="float">
            <text:p>1894</text:p>
          </table:table-cell>
          <table:table-cell office:value-type="string" calcext:value-type="string">
            <text:p>&lt;/li&gt; </text:p>
          </table:table-cell>
          <table:table-cell office:value-type="string" calcext:value-type="string">
            <text:p>https://imgur.com/ycZ1YG1</text:p>
          </table:table-cell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to</text:p>
          </table:table-cell>
          <table:table-cell table:formula="of:=[.B10]+4" office:value-type="float" office:value="1896" calcext:value-type="float">
            <text:p>1896</text:p>
          </table:table-cell>
          <table:table-cell office:value-type="string" calcext:value-type="string">
            <text:p>&lt;/li&gt; </text:p>
          </table:table-cell>
          <table:table-cell office:value-type="string" calcext:value-type="string">
            <text:p>https://imgur.com/DKDWhdX</text:p>
          </table:table-cell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to</text:p>
          </table:table-cell>
          <table:table-cell table:formula="of:=[.B11]+4" office:value-type="float" office:value="1898" calcext:value-type="float">
            <text:p>1898</text:p>
          </table:table-cell>
          <table:table-cell office:value-type="string" calcext:value-type="string">
            <text:p>&lt;/li&gt; </text:p>
          </table:table-cell>
          <table:table-cell office:value-type="string" calcext:value-type="string">
            <text:p>https://imgur.com/MSWmji3</text:p>
          </table:table-cell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to</text:p>
          </table:table-cell>
          <table:table-cell table:formula="of:=[.B12]+4" office:value-type="float" office:value="1900" calcext:value-type="float">
            <text:p>1900</text:p>
          </table:table-cell>
          <table:table-cell office:value-type="string" calcext:value-type="string">
            <text:p>&lt;/li&gt; </text:p>
          </table:table-cell>
          <table:table-cell office:value-type="string" calcext:value-type="string">
            <text:p>https://imgur.com/z90kUyN</text:p>
          </table:table-cell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to</text:p>
          </table:table-cell>
          <table:table-cell table:formula="of:=[.B13]+4" office:value-type="float" office:value="1902" calcext:value-type="float">
            <text:p>1902</text:p>
          </table:table-cell>
          <table:table-cell office:value-type="string" calcext:value-type="string">
            <text:p>&lt;/li&gt; </text:p>
          </table:table-cell>
          <table:table-cell office:value-type="string" calcext:value-type="string">
            <text:p>https://imgur.com/kb1IaxC</text:p>
          </table:table-cell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to</text:p>
          </table:table-cell>
          <table:table-cell table:formula="of:=[.B14]+4" office:value-type="float" office:value="1904" calcext:value-type="float">
            <text:p>1904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to</text:p>
          </table:table-cell>
          <table:table-cell table:formula="of:=[.B15]+4" office:value-type="float" office:value="1906" calcext:value-type="float">
            <text:p>1906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to</text:p>
          </table:table-cell>
          <table:table-cell table:formula="of:=[.B16]+4" office:value-type="float" office:value="1908" calcext:value-type="float">
            <text:p>1908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to</text:p>
          </table:table-cell>
          <table:table-cell table:formula="of:=[.B17]+4" office:value-type="float" office:value="1909" calcext:value-type="float">
            <text:p>1909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to</text:p>
          </table:table-cell>
          <table:table-cell table:formula="of:=[.B18]+4" office:value-type="float" office:value="1911" calcext:value-type="float">
            <text:p>1911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to</text:p>
          </table:table-cell>
          <table:table-cell table:formula="of:=[.B19]+4" office:value-type="float" office:value="1913" calcext:value-type="float">
            <text:p>1913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to</text:p>
          </table:table-cell>
          <table:table-cell table:formula="of:=[.B20]+4" office:value-type="float" office:value="1915" calcext:value-type="float">
            <text:p>1915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to</text:p>
          </table:table-cell>
          <table:table-cell table:formula="of:=[.B21]+4" office:value-type="float" office:value="1917" calcext:value-type="float">
            <text:p>1917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to</text:p>
          </table:table-cell>
          <table:table-cell table:formula="of:=[.B22]+4" office:value-type="float" office:value="1919" calcext:value-type="float">
            <text:p>1919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to</text:p>
          </table:table-cell>
          <table:table-cell table:formula="of:=[.B23]+4" office:value-type="float" office:value="1920" calcext:value-type="float">
            <text:p>1920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to</text:p>
          </table:table-cell>
          <table:table-cell table:formula="of:=[.B24]+4" office:value-type="float" office:value="1922" calcext:value-type="float">
            <text:p>1922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to</text:p>
          </table:table-cell>
          <table:table-cell table:formula="of:=[.B25]+4" office:value-type="float" office:value="1924" calcext:value-type="float">
            <text:p>1924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to</text:p>
          </table:table-cell>
          <table:table-cell table:formula="of:=[.B26]+4" office:value-type="float" office:value="1926" calcext:value-type="float">
            <text:p>1926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to</text:p>
          </table:table-cell>
          <table:table-cell table:formula="of:=[.B27]+4" office:value-type="float" office:value="1928" calcext:value-type="float">
            <text:p>1928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to</text:p>
          </table:table-cell>
          <table:table-cell table:formula="of:=[.B28]+4" office:value-type="float" office:value="1930" calcext:value-type="float">
            <text:p>1930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to</text:p>
          </table:table-cell>
          <table:table-cell table:formula="of:=[.B29]+4" office:value-type="float" office:value="1932" calcext:value-type="float">
            <text:p>1932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to</text:p>
          </table:table-cell>
          <table:table-cell table:formula="of:=[.B30]+4" office:value-type="float" office:value="1933" calcext:value-type="float">
            <text:p>1933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to</text:p>
          </table:table-cell>
          <table:table-cell table:formula="of:=[.B31]+4" office:value-type="float" office:value="1935" calcext:value-type="float">
            <text:p>1935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to</text:p>
          </table:table-cell>
          <table:table-cell table:formula="of:=[.B32]+4" office:value-type="float" office:value="1937" calcext:value-type="float">
            <text:p>1937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to</text:p>
          </table:table-cell>
          <table:table-cell table:formula="of:=[.B33]+4" office:value-type="float" office:value="1939" calcext:value-type="float">
            <text:p>1939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to</text:p>
          </table:table-cell>
          <table:table-cell table:formula="of:=[.B34]+4" office:value-type="float" office:value="1941" calcext:value-type="float">
            <text:p>1941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to</text:p>
          </table:table-cell>
          <table:table-cell table:formula="of:=[.B35]+4" office:value-type="float" office:value="1943" calcext:value-type="float">
            <text:p>1943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to</text:p>
          </table:table-cell>
          <table:table-cell table:formula="of:=[.B36]+4" office:value-type="float" office:value="1944" calcext:value-type="float">
            <text:p>1944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to</text:p>
          </table:table-cell>
          <table:table-cell table:formula="of:=[.B37]+4" office:value-type="float" office:value="1946" calcext:value-type="float">
            <text:p>1946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to</text:p>
          </table:table-cell>
          <table:table-cell table:formula="of:=[.B38]+4" office:value-type="float" office:value="1948" calcext:value-type="float">
            <text:p>1948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to</text:p>
          </table:table-cell>
          <table:table-cell table:formula="of:=[.B39]+4" office:value-type="float" office:value="1950" calcext:value-type="float">
            <text:p>1950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to</text:p>
          </table:table-cell>
          <table:table-cell table:formula="of:=[.B40]+4" office:value-type="float" office:value="1952" calcext:value-type="float">
            <text:p>1952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to</text:p>
          </table:table-cell>
          <table:table-cell table:formula="of:=[.B41]+4" office:value-type="float" office:value="1954" calcext:value-type="float">
            <text:p>1954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to</text:p>
          </table:table-cell>
          <table:table-cell table:formula="of:=[.B42]+4" office:value-type="float" office:value="1956" calcext:value-type="float">
            <text:p>1956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to</text:p>
          </table:table-cell>
          <table:table-cell table:formula="of:=[.B43]+4" office:value-type="float" office:value="1957" calcext:value-type="float">
            <text:p>1957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to</text:p>
          </table:table-cell>
          <table:table-cell table:formula="of:=[.B44]+4" office:value-type="float" office:value="1959" calcext:value-type="float">
            <text:p>1959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to</text:p>
          </table:table-cell>
          <table:table-cell table:formula="of:=[.B45]+4" office:value-type="float" office:value="1961" calcext:value-type="float">
            <text:p>1961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o</text:p>
          </table:table-cell>
          <table:table-cell table:formula="of:=[.B46]+4" office:value-type="float" office:value="1963" calcext:value-type="float">
            <text:p>1963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to</text:p>
          </table:table-cell>
          <table:table-cell table:formula="of:=[.B47]+4" office:value-type="float" office:value="1965" calcext:value-type="float">
            <text:p>1965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to</text:p>
          </table:table-cell>
          <table:table-cell table:formula="of:=[.B48]+4" office:value-type="float" office:value="1967" calcext:value-type="float">
            <text:p>1967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to</text:p>
          </table:table-cell>
          <table:table-cell table:formula="of:=[.B49]+4" office:value-type="float" office:value="1968" calcext:value-type="float">
            <text:p>1968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to</text:p>
          </table:table-cell>
          <table:table-cell table:formula="of:=[.B50]+4" office:value-type="float" office:value="1970" calcext:value-type="float">
            <text:p>1970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to</text:p>
          </table:table-cell>
          <table:table-cell table:formula="of:=[.B51]+4" office:value-type="float" office:value="1972" calcext:value-type="float">
            <text:p>1972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o</text:p>
          </table:table-cell>
          <table:table-cell table:formula="of:=[.B52]+4" office:value-type="float" office:value="1974" calcext:value-type="float">
            <text:p>1974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to</text:p>
          </table:table-cell>
          <table:table-cell table:formula="of:=[.B53]+4" office:value-type="float" office:value="1976" calcext:value-type="float">
            <text:p>1976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to</text:p>
          </table:table-cell>
          <table:table-cell table:formula="of:=[.B54]+4" office:value-type="float" office:value="1978" calcext:value-type="float">
            <text:p>1978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to</text:p>
          </table:table-cell>
          <table:table-cell table:formula="of:=[.B55]+4" office:value-type="float" office:value="1980" calcext:value-type="float">
            <text:p>1980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to</text:p>
          </table:table-cell>
          <table:table-cell table:formula="of:=[.B56]+4" office:value-type="float" office:value="1981" calcext:value-type="float">
            <text:p>1981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to</text:p>
          </table:table-cell>
          <table:table-cell table:formula="of:=[.B57]+4" office:value-type="float" office:value="1983" calcext:value-type="float">
            <text:p>1983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to</text:p>
          </table:table-cell>
          <table:table-cell table:formula="of:=[.B58]+4" office:value-type="float" office:value="1985" calcext:value-type="float">
            <text:p>1985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o</text:p>
          </table:table-cell>
          <table:table-cell table:formula="of:=[.B59]+4" office:value-type="float" office:value="1987" calcext:value-type="float">
            <text:p>1987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to</text:p>
          </table:table-cell>
          <table:table-cell table:formula="of:=[.B60]+4" office:value-type="float" office:value="1989" calcext:value-type="float">
            <text:p>1989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</text:p>
          </table:table-cell>
          <table:table-cell table:formula="of:=[.B61]+4" office:value-type="float" office:value="1991" calcext:value-type="float">
            <text:p>1991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o</text:p>
          </table:table-cell>
          <table:table-cell table:formula="of:=[.B62]+4" office:value-type="float" office:value="1992" calcext:value-type="float">
            <text:p>1992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o</text:p>
          </table:table-cell>
          <table:table-cell table:formula="of:=[.B63]+4" office:value-type="float" office:value="1994" calcext:value-type="float">
            <text:p>1994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to</text:p>
          </table:table-cell>
          <table:table-cell table:formula="of:=[.B64]+4" office:value-type="float" office:value="1996" calcext:value-type="float">
            <text:p>1996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to</text:p>
          </table:table-cell>
          <table:table-cell table:formula="of:=[.B65]+4" office:value-type="float" office:value="1998" calcext:value-type="float">
            <text:p>1998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to</text:p>
          </table:table-cell>
          <table:table-cell table:formula="of:=[.B66]+4" office:value-type="float" office:value="2000" calcext:value-type="float">
            <text:p>2000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to</text:p>
          </table:table-cell>
          <table:table-cell table:formula="of:=[.B67]+4" office:value-type="float" office:value="2002" calcext:value-type="float">
            <text:p>2002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o</text:p>
          </table:table-cell>
          <table:table-cell table:formula="of:=[.B68]+4" office:value-type="float" office:value="2004" calcext:value-type="float">
            <text:p>2004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to</text:p>
          </table:table-cell>
          <table:table-cell table:formula="of:=[.B69]+4" office:value-type="float" office:value="2005" calcext:value-type="float">
            <text:p>2005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to</text:p>
          </table:table-cell>
          <table:table-cell table:formula="of:=[.B70]+4" office:value-type="float" office:value="2007" calcext:value-type="float">
            <text:p>2007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to</text:p>
          </table:table-cell>
          <table:table-cell table:formula="of:=[.B71]+4" office:value-type="float" office:value="2009" calcext:value-type="float">
            <text:p>2009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to</text:p>
          </table:table-cell>
          <table:table-cell table:formula="of:=[.B72]+4" office:value-type="float" office:value="2011" calcext:value-type="float">
            <text:p>2011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to</text:p>
          </table:table-cell>
          <table:table-cell table:formula="of:=[.B73]+4" office:value-type="float" office:value="2013" calcext:value-type="float">
            <text:p>2013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to</text:p>
          </table:table-cell>
          <table:table-cell table:formula="of:=[.B74]+4" office:value-type="float" office:value="2015" calcext:value-type="float">
            <text:p>2015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o</text:p>
          </table:table-cell>
          <table:table-cell table:formula="of:=[.B75]+4" office:value-type="float" office:value="2016" calcext:value-type="float">
            <text:p>2016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&gt; 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to</text:p>
          </table:table-cell>
          <table:table-cell table:formula="of:=[.B76]+4" office:value-type="float" office:value="2017" calcext:value-type="float">
            <text:p>2017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ul&gt; 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&lt;script type="text/javascript"&gt;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nction changeImage(source) {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ument.getElementById('img').src=source;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}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/script&gt; </text:p>
          </table:table-cell>
          <table:table-cell table:number-columns-repeated="5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<text:span text:style-name="T1">&lt;li onmouseover="changeImage("</text:span><text:span text:style-name="T2"><text:a xlink:href="https://imgur.com/mOlnero" xlink:type="simple">https://imgur.com/mOlnero</text:a></text:span>")"&gt; 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to</text:p>
          </table:table-cell>
          <table:table-cell table:formula="of:=[.B85]+4" office:value-type="float" office:value="1884" calcext:value-type="float">
            <text:p>1884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&lt;li onmouseover="changeImage("</text:span><text:span text:style-name="T2"><text:a xlink:href="https://imgur.com/ig6xziV" xlink:type="simple">https://imgur.com/ig6xziV</text:a></text:span>")"&gt; 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to</text:p>
          </table:table-cell>
          <table:table-cell table:formula="of:=[.B86]+4" office:value-type="float" office:value="1885" calcext:value-type="float">
            <text:p>1885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&lt;li onmouseover="changeImage("</text:span><text:span text:style-name="T2"><text:a xlink:href="https://imgur.com/qyqcTiW" xlink:type="simple">https://imgur.com/qyqcTiW</text:a></text:span>")"&gt; 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to</text:p>
          </table:table-cell>
          <table:table-cell table:formula="of:=[.B87]+4" office:value-type="float" office:value="1887" calcext:value-type="float">
            <text:p>1887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&lt;li onmouseover="changeImage("</text:span><text:span text:style-name="T2"><text:a xlink:href="https://imgur.com/CPQiRkT" xlink:type="simple">https://imgur.com/CPQiRkT</text:a></text:span>")"&gt; 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to</text:p>
          </table:table-cell>
          <table:table-cell table:formula="of:=[.B88]+4" office:value-type="float" office:value="1889" calcext:value-type="float">
            <text:p>1889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pan text:style-name="T1">&lt;li onmouseover="changeImage("</text:span><text:span text:style-name="T2">https://imgur.com/Ld1d1MT</text:span>")"&gt; 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to</text:p>
          </table:table-cell>
          <table:table-cell table:formula="of:=[.B89]+4" office:value-type="float" office:value="1891" calcext:value-type="float">
            <text:p>1891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&lt;li onmouseover="changeImage("</text:span><text:span text:style-name="T2"><text:a xlink:href="https://imgur.com/yvhslFz" xlink:type="simple">https://imgur.com/yvhslFz</text:a></text:span>")"&gt; 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to</text:p>
          </table:table-cell>
          <table:table-cell table:formula="of:=[.B90]+4" office:value-type="float" office:value="1893" calcext:value-type="float">
            <text:p>1893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&lt;li onmouseover="changeImage("</text:span><text:span text:style-name="T2"><text:a xlink:href="https://imgur.com/ycZ1YG1" xlink:type="simple">https://imgur.com/ycZ1YG1</text:a></text:span>")"&gt; 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to</text:p>
          </table:table-cell>
          <table:table-cell table:formula="of:=[.B91]+4" office:value-type="float" office:value="1894" calcext:value-type="float">
            <text:p>1894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&lt;li onmouseover="changeImage("</text:span><text:span text:style-name="T2"><text:a xlink:href="https://imgur.com/DKDWhdX" xlink:type="simple">https://imgur.com/DKDWhdX</text:a></text:span>")"&gt; 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to</text:p>
          </table:table-cell>
          <table:table-cell table:formula="of:=[.B92]+4" office:value-type="float" office:value="1896" calcext:value-type="float">
            <text:p>1896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&lt;li onmouseover="changeImage("</text:span><text:span text:style-name="T2"><text:a xlink:href="https://imgur.com/MSWmji3" xlink:type="simple">https://imgur.com/MSWmji3</text:a></text:span>")"&gt; 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to</text:p>
          </table:table-cell>
          <table:table-cell table:formula="of:=[.B93]+4" office:value-type="float" office:value="1898" calcext:value-type="float">
            <text:p>1898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&lt;li onmouseover="changeImage("</text:span><text:span text:style-name="T2"><text:a xlink:href="https://imgur.com/z90kUyN" xlink:type="simple">https://imgur.com/z90kUyN</text:a></text:span>")"&gt; 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to</text:p>
          </table:table-cell>
          <table:table-cell table:formula="of:=[.B94]+4" office:value-type="float" office:value="1900" calcext:value-type="float">
            <text:p>1900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&lt;li onmouseover="changeImage("</text:span><text:span text:style-name="T2"><text:a xlink:href="https://imgur.com/kb1IaxC" xlink:type="simple">https://imgur.com/kb1IaxC</text:a></text:span>")"&gt; 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to</text:p>
          </table:table-cell>
          <table:table-cell table:formula="of:=[.B95]+4" office:value-type="float" office:value="1902" calcext:value-type="float">
            <text:p>1902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to</text:p>
          </table:table-cell>
          <table:table-cell table:formula="of:=[.B96]+4" office:value-type="float" office:value="1904" calcext:value-type="float">
            <text:p>1904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to</text:p>
          </table:table-cell>
          <table:table-cell table:formula="of:=[.B97]+4" office:value-type="float" office:value="1906" calcext:value-type="float">
            <text:p>1906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to</text:p>
          </table:table-cell>
          <table:table-cell table:formula="of:=[.B98]+4" office:value-type="float" office:value="1908" calcext:value-type="float">
            <text:p>1908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to</text:p>
          </table:table-cell>
          <table:table-cell table:formula="of:=[.B99]+4" office:value-type="float" office:value="1909" calcext:value-type="float">
            <text:p>1909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to</text:p>
          </table:table-cell>
          <table:table-cell table:formula="of:=[.B100]+4" office:value-type="float" office:value="1911" calcext:value-type="float">
            <text:p>1911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to</text:p>
          </table:table-cell>
          <table:table-cell table:formula="of:=[.B101]+4" office:value-type="float" office:value="1913" calcext:value-type="float">
            <text:p>1913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to</text:p>
          </table:table-cell>
          <table:table-cell table:formula="of:=[.B102]+4" office:value-type="float" office:value="1915" calcext:value-type="float">
            <text:p>1915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to</text:p>
          </table:table-cell>
          <table:table-cell table:formula="of:=[.B103]+4" office:value-type="float" office:value="1917" calcext:value-type="float">
            <text:p>1917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to</text:p>
          </table:table-cell>
          <table:table-cell table:formula="of:=[.B104]+4" office:value-type="float" office:value="1919" calcext:value-type="float">
            <text:p>1919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to</text:p>
          </table:table-cell>
          <table:table-cell table:formula="of:=[.B105]+4" office:value-type="float" office:value="1920" calcext:value-type="float">
            <text:p>1920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to</text:p>
          </table:table-cell>
          <table:table-cell table:formula="of:=[.B106]+4" office:value-type="float" office:value="1922" calcext:value-type="float">
            <text:p>1922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to</text:p>
          </table:table-cell>
          <table:table-cell table:formula="of:=[.B107]+4" office:value-type="float" office:value="1924" calcext:value-type="float">
            <text:p>1924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to</text:p>
          </table:table-cell>
          <table:table-cell table:formula="of:=[.B108]+4" office:value-type="float" office:value="1926" calcext:value-type="float">
            <text:p>1926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to</text:p>
          </table:table-cell>
          <table:table-cell table:formula="of:=[.B109]+4" office:value-type="float" office:value="1928" calcext:value-type="float">
            <text:p>1928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to</text:p>
          </table:table-cell>
          <table:table-cell table:formula="of:=[.B110]+4" office:value-type="float" office:value="1930" calcext:value-type="float">
            <text:p>1930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to</text:p>
          </table:table-cell>
          <table:table-cell table:formula="of:=[.B111]+4" office:value-type="float" office:value="1932" calcext:value-type="float">
            <text:p>1932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to</text:p>
          </table:table-cell>
          <table:table-cell table:formula="of:=[.B112]+4" office:value-type="float" office:value="1933" calcext:value-type="float">
            <text:p>1933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to</text:p>
          </table:table-cell>
          <table:table-cell table:formula="of:=[.B113]+4" office:value-type="float" office:value="1935" calcext:value-type="float">
            <text:p>1935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to</text:p>
          </table:table-cell>
          <table:table-cell table:formula="of:=[.B114]+4" office:value-type="float" office:value="1937" calcext:value-type="float">
            <text:p>1937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to</text:p>
          </table:table-cell>
          <table:table-cell table:formula="of:=[.B115]+4" office:value-type="float" office:value="1939" calcext:value-type="float">
            <text:p>1939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to</text:p>
          </table:table-cell>
          <table:table-cell table:formula="of:=[.B116]+4" office:value-type="float" office:value="1941" calcext:value-type="float">
            <text:p>1941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to</text:p>
          </table:table-cell>
          <table:table-cell table:formula="of:=[.B117]+4" office:value-type="float" office:value="1943" calcext:value-type="float">
            <text:p>1943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to</text:p>
          </table:table-cell>
          <table:table-cell table:formula="of:=[.B118]+4" office:value-type="float" office:value="1944" calcext:value-type="float">
            <text:p>1944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to</text:p>
          </table:table-cell>
          <table:table-cell table:formula="of:=[.B119]+4" office:value-type="float" office:value="1946" calcext:value-type="float">
            <text:p>1946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to</text:p>
          </table:table-cell>
          <table:table-cell table:formula="of:=[.B120]+4" office:value-type="float" office:value="1948" calcext:value-type="float">
            <text:p>1948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to</text:p>
          </table:table-cell>
          <table:table-cell table:formula="of:=[.B121]+4" office:value-type="float" office:value="1950" calcext:value-type="float">
            <text:p>1950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to</text:p>
          </table:table-cell>
          <table:table-cell table:formula="of:=[.B122]+4" office:value-type="float" office:value="1952" calcext:value-type="float">
            <text:p>1952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to</text:p>
          </table:table-cell>
          <table:table-cell table:formula="of:=[.B123]+4" office:value-type="float" office:value="1954" calcext:value-type="float">
            <text:p>1954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to</text:p>
          </table:table-cell>
          <table:table-cell table:formula="of:=[.B124]+4" office:value-type="float" office:value="1956" calcext:value-type="float">
            <text:p>1956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to</text:p>
          </table:table-cell>
          <table:table-cell table:formula="of:=[.B125]+4" office:value-type="float" office:value="1957" calcext:value-type="float">
            <text:p>1957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to</text:p>
          </table:table-cell>
          <table:table-cell table:formula="of:=[.B126]+4" office:value-type="float" office:value="1959" calcext:value-type="float">
            <text:p>1959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to</text:p>
          </table:table-cell>
          <table:table-cell table:formula="of:=[.B127]+4" office:value-type="float" office:value="1961" calcext:value-type="float">
            <text:p>1961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o</text:p>
          </table:table-cell>
          <table:table-cell table:formula="of:=[.B128]+4" office:value-type="float" office:value="1963" calcext:value-type="float">
            <text:p>1963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to</text:p>
          </table:table-cell>
          <table:table-cell table:formula="of:=[.B129]+4" office:value-type="float" office:value="1965" calcext:value-type="float">
            <text:p>1965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to</text:p>
          </table:table-cell>
          <table:table-cell table:formula="of:=[.B130]+4" office:value-type="float" office:value="1967" calcext:value-type="float">
            <text:p>1967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to</text:p>
          </table:table-cell>
          <table:table-cell table:formula="of:=[.B131]+4" office:value-type="float" office:value="1968" calcext:value-type="float">
            <text:p>1968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to</text:p>
          </table:table-cell>
          <table:table-cell table:formula="of:=[.B132]+4" office:value-type="float" office:value="1970" calcext:value-type="float">
            <text:p>1970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to</text:p>
          </table:table-cell>
          <table:table-cell table:formula="of:=[.B133]+4" office:value-type="float" office:value="1972" calcext:value-type="float">
            <text:p>1972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o</text:p>
          </table:table-cell>
          <table:table-cell table:formula="of:=[.B134]+4" office:value-type="float" office:value="1974" calcext:value-type="float">
            <text:p>1974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to</text:p>
          </table:table-cell>
          <table:table-cell table:formula="of:=[.B135]+4" office:value-type="float" office:value="1976" calcext:value-type="float">
            <text:p>1976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to</text:p>
          </table:table-cell>
          <table:table-cell table:formula="of:=[.B136]+4" office:value-type="float" office:value="1978" calcext:value-type="float">
            <text:p>1978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to</text:p>
          </table:table-cell>
          <table:table-cell table:formula="of:=[.B137]+4" office:value-type="float" office:value="1980" calcext:value-type="float">
            <text:p>1980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to</text:p>
          </table:table-cell>
          <table:table-cell table:formula="of:=[.B138]+4" office:value-type="float" office:value="1981" calcext:value-type="float">
            <text:p>1981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to</text:p>
          </table:table-cell>
          <table:table-cell table:formula="of:=[.B139]+4" office:value-type="float" office:value="1983" calcext:value-type="float">
            <text:p>1983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to</text:p>
          </table:table-cell>
          <table:table-cell table:formula="of:=[.B140]+4" office:value-type="float" office:value="1985" calcext:value-type="float">
            <text:p>1985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o</text:p>
          </table:table-cell>
          <table:table-cell table:formula="of:=[.B141]+4" office:value-type="float" office:value="1987" calcext:value-type="float">
            <text:p>1987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to</text:p>
          </table:table-cell>
          <table:table-cell table:formula="of:=[.B142]+4" office:value-type="float" office:value="1989" calcext:value-type="float">
            <text:p>1989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</text:p>
          </table:table-cell>
          <table:table-cell table:formula="of:=[.B143]+4" office:value-type="float" office:value="1991" calcext:value-type="float">
            <text:p>1991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o</text:p>
          </table:table-cell>
          <table:table-cell table:formula="of:=[.B144]+4" office:value-type="float" office:value="1992" calcext:value-type="float">
            <text:p>1992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o</text:p>
          </table:table-cell>
          <table:table-cell table:formula="of:=[.B145]+4" office:value-type="float" office:value="1994" calcext:value-type="float">
            <text:p>1994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to</text:p>
          </table:table-cell>
          <table:table-cell table:formula="of:=[.B146]+4" office:value-type="float" office:value="1996" calcext:value-type="float">
            <text:p>1996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to</text:p>
          </table:table-cell>
          <table:table-cell table:formula="of:=[.B147]+4" office:value-type="float" office:value="1998" calcext:value-type="float">
            <text:p>1998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to</text:p>
          </table:table-cell>
          <table:table-cell table:formula="of:=[.B148]+4" office:value-type="float" office:value="2000" calcext:value-type="float">
            <text:p>2000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to</text:p>
          </table:table-cell>
          <table:table-cell table:formula="of:=[.B149]+4" office:value-type="float" office:value="2002" calcext:value-type="float">
            <text:p>2002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o</text:p>
          </table:table-cell>
          <table:table-cell table:formula="of:=[.B150]+4" office:value-type="float" office:value="2004" calcext:value-type="float">
            <text:p>2004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to</text:p>
          </table:table-cell>
          <table:table-cell table:formula="of:=[.B151]+4" office:value-type="float" office:value="2005" calcext:value-type="float">
            <text:p>2005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to</text:p>
          </table:table-cell>
          <table:table-cell table:formula="of:=[.B152]+4" office:value-type="float" office:value="2007" calcext:value-type="float">
            <text:p>2007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to</text:p>
          </table:table-cell>
          <table:table-cell table:formula="of:=[.B153]+4" office:value-type="float" office:value="2009" calcext:value-type="float">
            <text:p>2009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to</text:p>
          </table:table-cell>
          <table:table-cell table:formula="of:=[.B154]+4" office:value-type="float" office:value="2011" calcext:value-type="float">
            <text:p>2011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to</text:p>
          </table:table-cell>
          <table:table-cell table:formula="of:=[.B155]+4" office:value-type="float" office:value="2013" calcext:value-type="float">
            <text:p>2013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to</text:p>
          </table:table-cell>
          <table:table-cell table:formula="of:=[.B156]+4" office:value-type="float" office:value="2015" calcext:value-type="float">
            <text:p>2015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o</text:p>
          </table:table-cell>
          <table:table-cell table:formula="of:=[.B157]+4" office:value-type="float" office:value="2016" calcext:value-type="float">
            <text:p>2016</text:p>
          </table:table-cell>
          <table:table-cell office:value-type="string" calcext:value-type="string">
            <text:p>&lt;/li&gt; </text:p>
          </table:table-cell>
          <table:table-cell/>
        </table:table-row>
        <table:table-row table:style-name="ro1">
          <table:table-cell office:value-type="string" calcext:value-type="string">
            <text:p>&lt;li onmouseover="changeImage("image_02.jpg")"&gt; 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to</text:p>
          </table:table-cell>
          <table:table-cell table:formula="of:=[.B158]+4" office:value-type="float" office:value="2017" calcext:value-type="float">
            <text:p>2017</text:p>
          </table:table-cell>
          <table:table-cell office:value-type="string" calcext:value-type="string">
            <text:p>&lt;/li&gt;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21:04:27.297000000</meta:creation-date>
    <dc:date>2018-11-21T12:20:28.462000000</dc:date>
    <meta:editing-duration>PT15H16M</meta:editing-duration>
    <meta:editing-cycles>9</meta:editing-cycles>
    <meta:generator>LibreOffice/6.1.0.3$Windows_X86_64 LibreOffice_project/efb621ed25068d70781dc026f7e9c5187a4decd1</meta:generator>
    <meta:document-statistic meta:table-count="1" meta:cell-count="759" meta:object-count="0"/>
  </office:meta>
</office:document-meta>
</file>